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"/>
    <style:font-face style:name="F" svg:font-family="" style:font-family-generic="roman"/>
    <style:font-face style:name="Arial Unicode MS" svg:font-family="'Arial Unicode M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68mm"/>
    </style:style>
    <style:style style:name="co2" style:family="table-column">
      <style:table-column-properties fo:break-before="auto" style:column-width="30.94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93mm"/>
    </style:style>
    <style:style style:name="co6" style:family="table-column">
      <style:table-column-properties fo:break-before="auto" style:column-width="24.69mm"/>
    </style:style>
    <style:style style:name="co7" style:family="table-column">
      <style:table-column-properties fo:break-before="auto" style:column-width="33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color="#333333" style:text-outline="false" style:text-line-through-style="none" style:text-line-through-type="none" style:font-name="Helvetica Neue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Helvetica Neue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fo:color="#333333" style:text-outline="false" style:text-line-through-style="none" style:text-line-through-type="none" style:font-name="Helvetica Neue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Helvetica Neue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color="#333333" style:text-outline="false" style:text-line-through-style="none" style:text-line-through-type="none" style:font-name="Helvetica Neue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Helvetica Neue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  <style:text-properties fo:color="#333333" style:text-outline="false" style:text-line-through-style="none" style:text-line-through-type="none" style:font-name="Helvetica Neue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Helvetica Neue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  <style:text-properties fo:color="#333333" style:text-outline="false" style:text-line-through-style="none" style:text-line-through-type="none" style:font-name="Helvetica Neue" fo:font-size="9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bold" style:font-name-complex="Helvetica Neue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fo:color="#333333" style:text-outline="false" style:text-line-through-style="none" style:text-line-through-type="none" style:font-name="Helvetica Neue" fo:font-size="9.5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hi" style:country-asian="IN" style:font-style-asian="normal" style:font-weight-asian="normal" style:font-name-complex="Helvetica Neue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fo:color="#333333" style:text-outline="false" style:text-line-through-style="none" style:text-line-through-type="none" style:font-name="Helvetica Neue" fo:font-size="9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bold" style:font-name-complex="Helvetica Neue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fo:color="#333333" style:text-outline="false" style:text-line-through-style="none" style:text-line-through-type="none" style:font-name="Helvetica Neue" fo:font-size="9.5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hi" style:country-asian="IN" style:font-style-asian="normal" style:font-weight-asian="normal" style:font-name-complex="Helvetica Neue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zypadek podstawowy" table:style-name="ta1">
        <table:shapes>
          <draw:frame draw:z-index="0" draw:style-name="gr1" draw:text-style-name="P1" svg:width="159.99mm" svg:height="89.99mm" svg:x="3.22mm" svg:y="44.14mm">
            <draw:object draw:notify-on-update-of-ranges="'Przypadek podstawowy'.A1:'Przypadek podstawowy'.A1 'Przypadek podstawowy'.A2:'Przypadek podstawowy'.A8 'Przypadek podstawowy'.C1:'Przypadek podstawowy'.C1 'Przypadek podstawowy'.C2:'Przypadek podstawowy'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78.66mm" svg:y="42.89mm">
            <draw:object draw:notify-on-update-of-ranges="'Przypadek podstawowy'.B1:'Przypadek podstawowy'.B1 'Przypadek podstawowy'.B2:'Przypadek podstawowy'.B8 'Przypadek podstawowy'.C1:'Przypadek podstawowy'.C1 'Przypadek podstawowy'.C2:'Przypadek podstawowy'.C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row table:style-name="ro1">
          <table:table-cell table:number-columns-repeated="2" table:style-name="Default" office:value-type="string" calcext:value-type="string">
            <text:p>Czas</text:p>
          </table:table-cell>
          <table:table-cell table:style-name="Default" office:value-type="string" calcext:value-type="string">
            <text:p>Liczba operacji</text:p>
          </table:table-cell>
        </table:table-row>
        <table:table-row table:style-name="ro1">
          <table:table-cell table:style-name="ce1" office:value-type="float" office:value="100913" calcext:value-type="float">
            <text:p>100913</text:p>
          </table:table-cell>
          <table:table-cell table:style-name="ce1" office:value-type="float" office:value="4668365" calcext:value-type="float">
            <text:p>4668365</text:p>
          </table:table-cell>
          <table:table-cell table:style-name="ce3" office:value-type="float" office:value="25228" calcext:value-type="float">
            <text:p>25228</text:p>
          </table:table-cell>
        </table:table-row>
        <table:table-row table:style-name="ro1">
          <table:table-cell office:value-type="float" office:value="1009139" calcext:value-type="float">
            <text:p>1009139</text:p>
          </table:table-cell>
          <table:table-cell office:value-type="float" office:value="41513012" calcext:value-type="float">
            <text:p>41513012</text:p>
          </table:table-cell>
          <table:table-cell office:value-type="float" office:value="252284" calcext:value-type="float">
            <text:p>252284</text:p>
          </table:table-cell>
        </table:table-row>
        <table:table-row table:style-name="ro1">
          <table:table-cell office:value-type="float" office:value="10091401" calcext:value-type="float">
            <text:p>10091401</text:p>
          </table:table-cell>
          <table:table-cell office:value-type="float" office:value="413148067" calcext:value-type="float">
            <text:p>413148067</text:p>
          </table:table-cell>
          <table:table-cell office:value-type="float" office:value="2522850" calcext:value-type="float">
            <text:p>2522850</text:p>
          </table:table-cell>
        </table:table-row>
        <table:table-row table:style-name="ro1">
          <table:table-cell office:value-type="float" office:value="100914061" calcext:value-type="float">
            <text:p>100914061</text:p>
          </table:table-cell>
          <table:table-cell office:value-type="float" office:value="4141077451" calcext:value-type="float">
            <text:p>4141077451</text:p>
          </table:table-cell>
          <table:table-cell office:value-type="float" office:value="25228515" calcext:value-type="float">
            <text:p>25228515</text:p>
          </table:table-cell>
        </table:table-row>
        <table:table-row table:style-name="ro1">
          <table:table-cell office:value-type="float" office:value="1009140611" calcext:value-type="float">
            <text:p>1009140611</text:p>
          </table:table-cell>
          <table:table-cell office:value-type="float" office:value="146970016504" calcext:value-type="float">
            <text:p>146970016504</text:p>
          </table:table-cell>
          <table:table-cell office:value-type="float" office:value="252285152" calcext:value-type="float">
            <text:p>252285152</text:p>
          </table:table-cell>
        </table:table-row>
        <table:table-row table:style-name="ro1">
          <table:table-cell office:value-type="float" office:value="10091406133" calcext:value-type="float">
            <text:p>10091406133</text:p>
          </table:table-cell>
          <table:table-cell office:value-type="float" office:value="755800618234" calcext:value-type="float">
            <text:p>755800618234</text:p>
          </table:table-cell>
          <table:table-cell office:value-type="float" office:value="2522851533" calcext:value-type="float">
            <text:p>2522851533</text:p>
          </table:table-cell>
        </table:table-row>
        <table:table-row table:style-name="ro1">
          <table:table-cell office:value-type="float" office:value="100914061337" calcext:value-type="float">
            <text:p>100914061337</text:p>
          </table:table-cell>
          <table:table-cell office:value-type="float" office:value="9589924506878" calcext:value-type="float">
            <text:p>9589924506878</text:p>
          </table:table-cell>
          <table:table-cell office:value-type="float" office:value="25228515334" calcext:value-type="float">
            <text:p>25228515334</text:p>
          </table:table-cell>
        </table:table-row>
      </table:table>
      <table:table table:name="Przypadek przyzwoity" table:style-name="ta1">
        <table:shapes>
          <draw:frame draw:z-index="0" draw:style-name="gr1" draw:text-style-name="P1" svg:width="159.99mm" svg:height="89.99mm" svg:x="0.44mm" svg:y="45.15mm">
            <draw:object draw:notify-on-update-of-ranges="'Przypadek przyzwoity'.A1:'Przypadek przyzwoity'.A1 'Przypadek przyzwoity'.A2:'Przypadek przyzwoity'.A8 'Przypadek przyzwoity'.C1:'Przypadek przyzwoity'.C1 'Przypadek przyzwoity'.C2:'Przypadek przyzwoity'.C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175.38mm" svg:y="44.64mm">
            <draw:object draw:notify-on-update-of-ranges="'Przypadek przyzwoity'.B1:'Przypadek przyzwoity'.B1 'Przypadek przyzwoity'.B2:'Przypadek przyzwoity'.B8 'Przypadek przyzwoity'.C1:'Przypadek przyzwoity'.C1 'Przypadek przyzwoity'.C2:'Przypadek przyzwoity'.C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5" table:default-cell-style-name="ce2"/>
        <table:table-column table:style-name="co6" table:default-cell-style-name="ce6"/>
        <table:table-column table:style-name="co7" table:default-cell-style-name="ce8"/>
        <table:table-row table:style-name="ro1">
          <table:table-cell table:style-name="ce5" office:value-type="string" calcext:value-type="string">
            <text:p>Liczba</text:p>
          </table:table-cell>
          <table:table-cell table:style-name="ce5" office:value-type="string" calcext:value-type="string">
            <text:p>Czas</text:p>
          </table:table-cell>
          <table:table-cell table:style-name="ce7" office:value-type="string" calcext:value-type="string">
            <text:p>Liczba operacji</text:p>
          </table:table-cell>
        </table:table-row>
        <table:table-row table:style-name="ro1">
          <table:table-cell office:value-type="float" office:value="100913" calcext:value-type="float">
            <text:p>100913</text:p>
          </table:table-cell>
          <table:table-cell office:value-type="float" office:value="523" calcext:value-type="float">
            <text:p>52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09139" calcext:value-type="float">
            <text:p>1009139</text:p>
          </table:table-cell>
          <table:table-cell office:value-type="float" office:value="813" calcext:value-type="float">
            <text:p>813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0091401" calcext:value-type="float">
            <text:p>10091401</text:p>
          </table:table-cell>
          <table:table-cell office:value-type="float" office:value="2756" calcext:value-type="float">
            <text:p>2756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100914061" calcext:value-type="float">
            <text:p>100914061</text:p>
          </table:table-cell>
          <table:table-cell office:value-type="float" office:value="7997" calcext:value-type="float">
            <text:p>7997</text:p>
          </table:table-cell>
          <table:table-cell office:value-type="float" office:value="5023" calcext:value-type="float">
            <text:p>5023</text:p>
          </table:table-cell>
        </table:table-row>
        <table:table-row table:style-name="ro1">
          <table:table-cell office:value-type="float" office:value="1009140611" calcext:value-type="float">
            <text:p>1009140611</text:p>
          </table:table-cell>
          <table:table-cell office:value-type="float" office:value="23961" calcext:value-type="float">
            <text:p>23961</text:p>
          </table:table-cell>
          <table:table-cell office:value-type="float" office:value="15883" calcext:value-type="float">
            <text:p>15883</text:p>
          </table:table-cell>
        </table:table-row>
        <table:table-row table:style-name="ro1">
          <table:table-cell office:value-type="float" office:value="10091406133" calcext:value-type="float">
            <text:p>10091406133</text:p>
          </table:table-cell>
          <table:table-cell office:value-type="float" office:value="85466" calcext:value-type="float">
            <text:p>85466</text:p>
          </table:table-cell>
          <table:table-cell office:value-type="float" office:value="50228" calcext:value-type="float">
            <text:p>50228</text:p>
          </table:table-cell>
        </table:table-row>
        <table:table-row table:style-name="ro1">
          <table:table-cell office:value-type="float" office:value="100914061337" calcext:value-type="float">
            <text:p>100914061337</text:p>
          </table:table-cell>
          <table:table-cell table:style-name="ce2" office:value-type="float" office:value="286354" calcext:value-type="float">
            <text:p>286354</text:p>
          </table:table-cell>
          <table:table-cell table:style-name="ce4" office:value-type="float" office:value="158835" calcext:value-type="float">
            <text:p>1588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"/>
    <style:font-face style:name="F" svg:font-family="" style:font-family-generic="roman"/>
    <style:font-face style:name="Arial Unicode MS" svg:font-family="'Arial Unicode M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PingFang SC" style:language-asian="zh" style:country-asian="CN" style:font-name-complex="Arial Unicode M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13:34:34.214595000</meta:creation-date>
    <dc:date>2019-05-17T13:52:52.474426000</dc:date>
    <meta:editing-duration>PT8M18S</meta:editing-duration>
    <meta:editing-cycles>1</meta:editing-cycles>
    <meta:document-statistic meta:table-count="2" meta:cell-count="48" meta:object-count="4"/>
    <meta:generator>LibreOffice/6.2.3.2$MacOSX_X86_64 LibreOffice_project/aecc05fe267cc68dde00352a451aa867b3b546ac</meta:generator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13cm" svg:y="3.954cm" style:legend-expansion="high" chart:style-name="ch2"/>
        <chart:plot-area chart:style-name="ch3" table:cell-range-address="'Przypadek podstawowy'.A1:'Przypadek podstawowy'.A8 'Przypadek podstawowy'.C1:'Przypadek podstawowy'.C8" chart:data-source-has-labels="row" svg:x="0.32cm" svg:y="0.18cm" svg:width="11.673cm" svg:height="8.64cm">
          <chartooo:coordinate-region svg:x="2.741cm" svg:y="0.379cm" svg:width="8.955cm" svg:height="7.7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rzypadek podstawowy'.A2:'Przypadek podstawowy'.A8" chart:label-cell-address="'Przypadek podstawowy'.A1:'Przypadek podstawowy'.A1" chart:class="chart:line">
            <chart:data-point chart:repeated="7"/>
          </chart:series>
          <chart:series chart:style-name="ch7" chart:values-cell-range-address="'Przypadek podstawowy'.C2:'Przypadek podstawowy'.C8" chart:label-cell-address="'Przypadek podstawowy'.C1:'Przypadek podstawowy'.C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as</text:p>
                <draw:g>
                  <svg:desc>'Przypadek podstawowy'.A1:'Przypadek podstawowy'.A1</svg:desc>
                </draw:g>
              </table:table-cell>
              <table:table-cell office:value-type="string">
                <text:p>Liczba operacji</text:p>
                <draw:g>
                  <svg:desc>'Przypadek podstawowy'.C1:'Przypadek podstawowy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913">
                <text:p>100913</text:p>
                <draw:g>
                  <svg:desc>'Przypadek podstawowy'.A2:'Przypadek podstawowy'.A8</svg:desc>
                </draw:g>
              </table:table-cell>
              <table:table-cell office:value-type="float" office:value="25228">
                <text:p>25228</text:p>
                <draw:g>
                  <svg:desc>'Przypadek podstawowy'.C2:'Przypadek podstawowy'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9139">
                <text:p>1009139</text:p>
              </table:table-cell>
              <table:table-cell office:value-type="float" office:value="252284">
                <text:p>2522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91401">
                <text:p>10091401</text:p>
              </table:table-cell>
              <table:table-cell office:value-type="float" office:value="2522850">
                <text:p>25228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914061">
                <text:p>100914061</text:p>
              </table:table-cell>
              <table:table-cell office:value-type="float" office:value="25228515">
                <text:p>252285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9140611">
                <text:p>1009140611</text:p>
              </table:table-cell>
              <table:table-cell office:value-type="float" office:value="252285152">
                <text:p>2522851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91406133">
                <text:p>10091406133</text:p>
              </table:table-cell>
              <table:table-cell office:value-type="float" office:value="2522851533">
                <text:p>25228515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914061337">
                <text:p>100914061337</text:p>
              </table:table-cell>
              <table:table-cell office:value-type="float" office:value="25228515334">
                <text:p>252285153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MacOSX_X86_64 LibreOffice_project/aecc05fe267cc68dde00352a451aa867b3b546a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13cm" svg:y="3.954cm" style:legend-expansion="high" chart:style-name="ch2"/>
        <chart:plot-area chart:style-name="ch3" table:cell-range-address="'Przypadek podstawowy'.B1:'Przypadek podstawowy'.C8" chart:data-source-has-labels="row" svg:x="0.32cm" svg:y="0.18cm" svg:width="11.673cm" svg:height="8.64cm">
          <chartooo:coordinate-region svg:x="3.136cm" svg:y="0.379cm" svg:width="8.56cm" svg:height="7.7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rzypadek podstawowy'.B2:'Przypadek podstawowy'.B8" chart:label-cell-address="'Przypadek podstawowy'.B1:'Przypadek podstawowy'.B1" chart:class="chart:line">
            <chart:data-point chart:repeated="7"/>
          </chart:series>
          <chart:series chart:style-name="ch7" chart:values-cell-range-address="'Przypadek podstawowy'.C2:'Przypadek podstawowy'.C8" chart:label-cell-address="'Przypadek podstawowy'.C1:'Przypadek podstawowy'.C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as</text:p>
                <draw:g>
                  <svg:desc>'Przypadek podstawowy'.B1:'Przypadek podstawowy'.B1</svg:desc>
                </draw:g>
              </table:table-cell>
              <table:table-cell office:value-type="string">
                <text:p>Liczba operacji</text:p>
                <draw:g>
                  <svg:desc>'Przypadek podstawowy'.C1:'Przypadek podstawowy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68365">
                <text:p>4668365</text:p>
                <draw:g>
                  <svg:desc>'Przypadek podstawowy'.B2:'Przypadek podstawowy'.B8</svg:desc>
                </draw:g>
              </table:table-cell>
              <table:table-cell office:value-type="float" office:value="25228">
                <text:p>25228</text:p>
                <draw:g>
                  <svg:desc>'Przypadek podstawowy'.C2:'Przypadek podstawowy'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513012">
                <text:p>41513012</text:p>
              </table:table-cell>
              <table:table-cell office:value-type="float" office:value="252284">
                <text:p>2522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3148067">
                <text:p>413148067</text:p>
              </table:table-cell>
              <table:table-cell office:value-type="float" office:value="2522850">
                <text:p>25228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41077451">
                <text:p>4141077451</text:p>
              </table:table-cell>
              <table:table-cell office:value-type="float" office:value="25228515">
                <text:p>252285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6970016504">
                <text:p>146970016504</text:p>
              </table:table-cell>
              <table:table-cell office:value-type="float" office:value="252285152">
                <text:p>2522851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5800618234">
                <text:p>755800618234</text:p>
              </table:table-cell>
              <table:table-cell office:value-type="float" office:value="2522851533">
                <text:p>25228515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89924506878">
                <text:p>9589924506878</text:p>
              </table:table-cell>
              <table:table-cell office:value-type="float" office:value="25228515334">
                <text:p>252285153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MacOSX_X86_64 LibreOffice_project/aecc05fe267cc68dde00352a451aa867b3b546a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13cm" svg:y="3.954cm" style:legend-expansion="high" chart:style-name="ch2"/>
        <chart:plot-area chart:style-name="ch3" table:cell-range-address="'Przypadek przyzwoity'.A1:'Przypadek przyzwoity'.A8 'Przypadek przyzwoity'.C1:'Przypadek przyzwoity'.C8" chart:data-source-has-labels="row" svg:x="0.32cm" svg:y="0.18cm" svg:width="11.673cm" svg:height="8.64cm">
          <chartooo:coordinate-region svg:x="2.741cm" svg:y="0.379cm" svg:width="8.955cm" svg:height="7.7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rzypadek przyzwoity'.A2:'Przypadek przyzwoity'.A8" chart:label-cell-address="'Przypadek przyzwoity'.A1:'Przypadek przyzwoity'.A1" chart:class="chart:line">
            <chart:data-point chart:repeated="7"/>
          </chart:series>
          <chart:series chart:style-name="ch7" chart:values-cell-range-address="'Przypadek przyzwoity'.C2:'Przypadek przyzwoity'.C8" chart:label-cell-address="'Przypadek przyzwoity'.C1:'Przypadek przyzwoity'.C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</text:p>
                <draw:g>
                  <svg:desc>'Przypadek przyzwoity'.A1:'Przypadek przyzwoity'.A1</svg:desc>
                </draw:g>
              </table:table-cell>
              <table:table-cell office:value-type="string">
                <text:p>Liczba operacji</text:p>
                <draw:g>
                  <svg:desc>'Przypadek przyzwoity'.C1:'Przypadek przyzwoity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913">
                <text:p>100913</text:p>
                <draw:g>
                  <svg:desc>'Przypadek przyzwoity'.A2:'Przypadek przyzwoity'.A8</svg:desc>
                </draw:g>
              </table:table-cell>
              <table:table-cell office:value-type="float" office:value="159">
                <text:p>159</text:p>
                <draw:g>
                  <svg:desc>'Przypadek przyzwoity'.C2:'Przypadek przyzwoity'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9139">
                <text:p>1009139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91401">
                <text:p>10091401</text:p>
              </table:table-cell>
              <table:table-cell office:value-type="float" office:value="1588">
                <text:p>15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914061">
                <text:p>100914061</text:p>
              </table:table-cell>
              <table:table-cell office:value-type="float" office:value="5023">
                <text:p>5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9140611">
                <text:p>1009140611</text:p>
              </table:table-cell>
              <table:table-cell office:value-type="float" office:value="15883">
                <text:p>158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91406133">
                <text:p>10091406133</text:p>
              </table:table-cell>
              <table:table-cell office:value-type="float" office:value="50228">
                <text:p>502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914061337">
                <text:p>100914061337</text:p>
              </table:table-cell>
              <table:table-cell office:value-type="float" office:value="158835">
                <text:p>1588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MacOSX_X86_64 LibreOffice_project/aecc05fe267cc68dde00352a451aa867b3b546a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13cm" svg:y="3.954cm" style:legend-expansion="high" chart:style-name="ch2"/>
        <chart:plot-area chart:style-name="ch3" table:cell-range-address="'Przypadek przyzwoity'.B1:'Przypadek przyzwoity'.C8" chart:data-source-has-labels="row" svg:x="0.32cm" svg:y="0.18cm" svg:width="11.673cm" svg:height="8.64cm">
          <chartooo:coordinate-region svg:x="1.755cm" svg:y="0.378cm" svg:width="10.138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rzypadek przyzwoity'.B2:'Przypadek przyzwoity'.B8" chart:label-cell-address="'Przypadek przyzwoity'.B1:'Przypadek przyzwoity'.B1" chart:class="chart:line">
            <chart:data-point chart:repeated="7"/>
          </chart:series>
          <chart:series chart:style-name="ch7" chart:values-cell-range-address="'Przypadek przyzwoity'.C2:'Przypadek przyzwoity'.C8" chart:label-cell-address="'Przypadek przyzwoity'.C1:'Przypadek przyzwoity'.C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as</text:p>
                <draw:g>
                  <svg:desc>'Przypadek przyzwoity'.B1:'Przypadek przyzwoity'.B1</svg:desc>
                </draw:g>
              </table:table-cell>
              <table:table-cell office:value-type="string">
                <text:p>Liczba operacji</text:p>
                <draw:g>
                  <svg:desc>'Przypadek przyzwoity'.C1:'Przypadek przyzwoity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3">
                <text:p>523</text:p>
                <draw:g>
                  <svg:desc>'Przypadek przyzwoity'.B2:'Przypadek przyzwoity'.B8</svg:desc>
                </draw:g>
              </table:table-cell>
              <table:table-cell office:value-type="float" office:value="159">
                <text:p>159</text:p>
                <draw:g>
                  <svg:desc>'Przypadek przyzwoity'.C2:'Przypadek przyzwoity'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3">
                <text:p>813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56">
                <text:p>2756</text:p>
              </table:table-cell>
              <table:table-cell office:value-type="float" office:value="1588">
                <text:p>15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97">
                <text:p>7997</text:p>
              </table:table-cell>
              <table:table-cell office:value-type="float" office:value="5023">
                <text:p>5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961">
                <text:p>23961</text:p>
              </table:table-cell>
              <table:table-cell office:value-type="float" office:value="15883">
                <text:p>158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466">
                <text:p>85466</text:p>
              </table:table-cell>
              <table:table-cell office:value-type="float" office:value="50228">
                <text:p>502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6354">
                <text:p>286354</text:p>
              </table:table-cell>
              <table:table-cell office:value-type="float" office:value="158835">
                <text:p>1588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MacOSX_X86_64 LibreOffice_project/aecc05fe267cc68dde00352a451aa867b3b546a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